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2.065cm">
          <text:p/>
        </draw:line>
        <draw:frame draw:style-name="gr3" draw:text-style-name="P5" draw:layer="layout" svg:width="6.35cm" svg:height="6.985cm" svg:x="0.635cm" svg:y="5.715cm">
          <draw:text-box>
            <text:p text:style-name="P4"><text:span text:style-name="T2">delete</text:span></text:p>
            <text:p text:style-name="P4"><text:span text:style-name="T2">empty</text:span></text:p>
            <text:p text:style-name="P4"><text:span text:style-name="T2">get</text:span></text:p>
            <text:p text:style-name="P4"><text:span text:style-name="T2">init</text:span></text:p>
            <text:p text:style-name="P4"><text:span text:style-name="T2">lineIn</text:span></text:p>
            <text:p text:style-name="P4"><text:span text:style-name="T2">lineOut</text:span></text:p>
            <text:p text:style-name="P4"><text:span text:style-name="T2">makeArray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queue</text:span></text:p>
            <text:p text:style-name="P4"><text:span text:style-name="T2">queued</text:span></text:p>
            <text:p text:style-name="P4"><text:span text:style-name="T2">say</text:span></text:p>
            <text:p text:style-name="P4"><text:span text:style-name="T2">set</text:span></text:p>
          </draw:text-box>
        </draw:frame>
        <draw:line draw:style-name="gr2" draw:text-style-name="P3" draw:layer="layout" svg:x1="6.985cm" svg:y1="12.065cm" svg:x2="0.635cm" svg:y2="12.06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4" draw:text-style-name="P5" draw:layer="layout" svg:width="6.35cm" svg:height="2.147cm" svg:x="0.635cm" svg:y="3.175cm">
          <draw:text-box>
            <text:p text:style-name="P4"><text:span text:style-name="T2">create</text:span></text:p>
            <text:p text:style-name="P4"><text:span text:style-name="T2">delete</text:span></text:p>
            <text:p text:style-name="P4"><text:span text:style-name="T2">exists</text:span></text:p>
            <text:p text:style-name="P4"><text:span text:style-name="T2">open</text:span></text:p>
          </draw:text-box>
        </draw:frame>
        <draw:line draw:style-name="gr2" draw:text-style-name="P3" draw:layer="layout" svg:x1="0.635cm" svg:y1="5.715cm" svg:x2="6.985cm" svg:y2="5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date>2009-01-15T16:03:32.40</dc:date>
    <dc:language>en-US</dc:language>
    <meta:editing-cycles>11</meta:editing-cycles>
    <meta:editing-duration>PT00H35M41S</meta:editing-duration>
    <dc:creator>Richard McGuire</dc:cre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